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79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" fo:font-size="33pt" fo:font-weight="bold" style:font-size-asian="33pt" style:font-weight-asian="bold" style:font-size-complex="33pt" style:font-weight-complex="bold"/>
    </style:style>
    <style:style style:name="T7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8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762cm">
          <draw:text-box>
            <text:p text:style-name="P1"><text:span text:style-name="T1">HYMN #406</text:span></text:p>
            <text:p text:style-name="P1"><text:span text:style-name="T2">“</text:span><text:span text:style-name="T2">To Jordan Came the Christ, Our Lor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7.011cm" svg:x="1.778cm" svg:y="0.762cm">
          <draw:text-box>
            <text:p text:style-name="P1"><text:span text:style-name="T3">1.</text:span><text:span text:style-name="T4"> To Jordan came the Christ, our Lord, </text:span></text:p>
            <text:p text:style-name="P1"><text:span text:style-name="T4">To do His Father’s pleasure; </text:span></text:p>
            <text:p text:style-name="P1"><text:span text:style-name="T4">Baptized by John, the Father’s Word </text:span></text:p>
            <text:p text:style-name="P1"><text:span text:style-name="T4">Was given us to treas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4.638cm" svg:height="8.701cm" svg:x="1.778cm" svg:y="0.508cm">
          <draw:text-box>
            <text:p text:style-name="P1"><text:span text:style-name="T4">This heav’nly washing now shall be </text:span></text:p>
            <text:p text:style-name="P1"><text:span text:style-name="T4">A cleansing from transgression</text:span></text:p>
            <text:p text:style-name="P1"><text:span text:style-name="T4">And by His blood and agony</text:span></text:p>
            <text:p text:style-name="P1"><text:span text:style-name="T4">Release from death’s oppression.</text:span></text:p>
            <text:p text:style-name="P1"><text:span text:style-name="T4">A new life now awaits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638cm" svg:height="7.011cm" svg:x="1.822cm" svg:y="0.564cm">
          <draw:text-box>
            <text:p text:style-name="P1"><text:span text:style-name="T3">2.</text:span><text:span text:style-name="T4"> O hear and mark the message well,</text:span></text:p>
            <text:p text:style-name="P1"><text:span text:style-name="T4">For God Himself has spoken.</text:span></text:p>
            <text:p text:style-name="P1"><text:span text:style-name="T4">Let faith, not doubt, among us dwell</text:span></text:p>
            <text:p text:style-name="P1"><text:span text:style-name="T4">And so receive this to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4" draw:layer="layout" svg:width="24.638cm" svg:height="8.701cm" svg:x="1.822cm" svg:y="0.564cm">
          <draw:text-box>
            <text:p text:style-name="P1"><text:span text:style-name="T4">Our Lord here with His Word endows</text:span></text:p>
            <text:p text:style-name="P1"><text:span text:style-name="T4">Pure water, freely flowing.</text:span></text:p>
            <text:p text:style-name="P1"><text:span text:style-name="T4">God’s Holy Spirit here avows</text:span></text:p>
            <text:p text:style-name="P1"><text:span text:style-name="T4">Our kinship while bestowing</text:span></text:p>
            <text:p text:style-name="P1"><text:span text:style-name="T4">The Baptism of His bles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5" draw:text-style-name="P4" draw:layer="layout" svg:width="25.654cm" svg:height="6.917cm" svg:x="1.214cm" svg:y="0.85cm">
          <draw:text-box>
            <text:p text:style-name="P1"><text:span text:style-name="T3">3.</text:span><text:span text:style-name="T4"> </text:span><text:span text:style-name="T5">These truths on </text:span><text:span text:style-name="T6">Jordan’s banks were shown</text:span></text:p>
            <text:p text:style-name="P1"><text:span text:style-name="T7">By mighty word and wonder.</text:span></text:p>
            <text:p text:style-name="P1"><text:span text:style-name="T7">The Father’s voice from heav’n came down,</text:span></text:p>
            <text:p text:style-name="P1"><text:span text:style-name="T4">Which we do well to ponder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6" draw:text-style-name="P4" draw:layer="layout" svg:width="25.654cm" svg:height="9.044cm" svg:x="1.104cm" svg:y="0.608cm">
          <draw:text-box>
            <text:p text:style-name="P1"><text:span text:style-name="T4">This man is My belov'ed Son,</text:span></text:p>
            <text:p text:style-name="P1"><text:span text:style-name="T4">In whom My heart has pleasure.</text:span></text:p>
            <text:p text:style-name="P1"><text:span text:style-name="T4">Him you must hear, and Him alone,</text:span></text:p>
            <text:p text:style-name="P1"><text:span text:style-name="T4">And trust in fullest measure</text:span></text:p>
            <text:p text:style-name="P1"><text:span text:style-name="T4">The word that He has spo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4" draw:layer="layout" svg:width="24.638cm" svg:height="7.011cm" svg:x="1.778cm" svg:y="0.762cm">
          <draw:text-box>
            <text:p text:style-name="P1"><text:span text:style-name="T3">4.</text:span><text:span text:style-name="T4"> There stood the Son of God in love,</text:span></text:p>
            <text:p text:style-name="P1"><text:span text:style-name="T4">His grace to us extending;</text:span></text:p>
            <text:p text:style-name="P1"><text:span text:style-name="T4">The Holy Spirit like a dove</text:span></text:p>
            <text:p text:style-name="P1"><text:span text:style-name="T4">Upon the scene descending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4" draw:layer="layout" svg:width="24.638cm" svg:height="8.701cm" svg:x="1.844cm" svg:y="0.586cm">
          <draw:text-box>
            <text:p text:style-name="P1"><text:span text:style-name="T4">The triune God assuring us,</text:span></text:p>
            <text:p text:style-name="P1"><text:span text:style-name="T4">With promises compelling,</text:span></text:p>
            <text:p text:style-name="P1"><text:span text:style-name="T4">That in our Baptism He will thus</text:span></text:p>
            <text:p text:style-name="P1"><text:span text:style-name="T4">Among us find a dwelling</text:span></text:p>
            <text:p text:style-name="P1"><text:span text:style-name="T4">To comfort and sustai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4" draw:layer="layout" svg:width="24.638cm" svg:height="7.011cm" svg:x="1.866cm" svg:y="0.475cm">
          <draw:text-box>
            <text:p text:style-name="P1"><text:span text:style-name="T3">5.</text:span><text:span text:style-name="T4"> To His disciples spoke the Lord,</text:span></text:p>
            <text:p text:style-name="P1"><text:span text:style-name="T4">Go out to ev’ry nation,</text:span></text:p>
            <text:p text:style-name="P1"><text:span text:style-name="T4">And bring to them the living Word</text:span></text:p>
            <text:p text:style-name="P1"><text:span text:style-name="T4">And this My invitatio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4" draw:text-style-name="P4" draw:layer="layout" svg:width="24.638cm" svg:height="8.701cm" svg:x="1.91cm" svg:y="0.277cm">
          <draw:text-box>
            <text:p text:style-name="P1"><text:span text:style-name="T4">Let ev’ryone abandon sin</text:span></text:p>
            <text:p text:style-name="P1"><text:span text:style-name="T4">And come in true contrition</text:span></text:p>
            <text:p text:style-name="P1"><text:span text:style-name="T4">To be baptized and thereby win</text:span></text:p>
            <text:p text:style-name="P1"><text:span text:style-name="T4">Full pardon and remission</text:span></text:p>
            <text:p text:style-name="P1"><text:span text:style-name="T4">And heav’nly bliss inhe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3" draw:text-style-name="P4" draw:layer="layout" svg:width="24.638cm" svg:height="7.011cm" svg:x="1.932cm" svg:y="0.409cm">
          <draw:text-box>
            <text:p text:style-name="P1"><text:span text:style-name="T3">6.</text:span><text:span text:style-name="T4"> But woe to those who cast aside</text:span></text:p>
            <text:p text:style-name="P1"><text:span text:style-name="T4">This grace so freely given;</text:span></text:p>
            <text:p text:style-name="P1"><text:span text:style-name="T4">They shall in sin and shame abide</text:span></text:p>
            <text:p text:style-name="P1"><text:span text:style-name="T4">And to despair be dr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4" draw:text-style-name="P4" draw:layer="layout" svg:width="24.638cm" svg:height="8.701cm" svg:x="1.8cm" svg:y="0.321cm">
          <draw:text-box>
            <text:p text:style-name="P1"><text:span text:style-name="T4"><text:s/></text:span><text:span text:style-name="T4">For born in sin, their works must fail,</text:span></text:p>
            <text:p text:style-name="P1"><text:span text:style-name="T4">Their striving saves them never;</text:span></text:p>
            <text:p text:style-name="P1"><text:span text:style-name="T4">Their pious acts do not avail,</text:span></text:p>
            <text:p text:style-name="P1"><text:span text:style-name="T4">And they are lost forever,</text:span></text:p>
            <text:p text:style-name="P1"><text:span text:style-name="T4">Eternal death their por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draw:frame draw:style-name="gr3" draw:text-style-name="P2" draw:layer="layout" svg:width="24.638cm" svg:height="7.011cm" svg:x="1.712cm" svg:y="0.564cm">
          <draw:text-box>
            <text:p text:style-name="P1"><text:span text:style-name="T4">7. All that the mortal eye beholds</text:span></text:p>
            <text:p text:style-name="P1"><text:span text:style-name="T4">Is water as we pour it.</text:span></text:p>
            <text:p text:style-name="P1"><text:span text:style-name="T4">Before the eye of faith unfolds</text:span></text:p>
            <text:p text:style-name="P1"><text:span text:style-name="T4">The pow’r of Jesus’ <text:s/>me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5">
        <draw:frame draw:style-name="gr7" draw:text-style-name="P2" draw:layer="layout" svg:width="24.638cm" svg:height="14.151cm" svg:x="1.524cm" svg:y="0.565cm">
          <draw:text-box>
            <text:p text:style-name="P1"><text:span text:style-name="T4">For here it sees the crimson flood</text:span></text:p>
            <text:p text:style-name="P1"><text:span text:style-name="T4">To all our ills bring healing;</text:span></text:p>
            <text:p text:style-name="P1"><text:span text:style-name="T4">The wonders of His precious blood</text:span></text:p>
            <text:p text:style-name="P1"><text:span text:style-name="T4">The love of God revealing,</text:span></text:p>
            <text:p text:style-name="P1"><text:span text:style-name="T4">Assuring His own pardon.</text:span></text:p>
            <text:p text:style-name="P1"><text:span text:style-name="T4"/></text:p>
            <text:p><text:span text:style-name="T8"><text:s text:c="5"/></text:span><text:span text:style-name="T8">1976 Elizabeth Quitmeyer. </text:span></text:p>
            <text:p><text:span text:style-name="T8"><text:s text:c="5"/></text:span><text:span text:style-name="T8">Used by permission:</text:span></text:p>
            <text:p><text:span text:style-name="T8"><text:s text:c="5"/></text:span><text:span text:style-name="T8">LSB Hymn License </text:span></text:p>
            <text:p><text:span text:style-name="T8"><text:s text:c="5"/></text:span><text:span text:style-name="T8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2:25:04.963000000</meta:creation-date>
    <dc:date>2019-01-13T11:06:32.417000000</dc:date>
    <meta:editing-duration>PT6M27S</meta:editing-duration>
    <meta:editing-cycles>4</meta:editing-cycles>
    <meta:generator>LibreOffice/6.0.7.3$Windows_X86_64 LibreOffice_project/dc89aa7a9eabfd848af146d5086077aeed2ae4a5</meta:generator>
    <meta:document-statistic meta:object-count="246"/>
  </office:meta>
</office:document-meta>
</file>